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0000000DC0000006E3F8C74C7.png" manifest:media-type="image/png"/>
  <manifest:file-entry manifest:full-path="Pictures/2000000C0000177300000FA3B637ABD8.svm" manifest:media-type=""/>
  <manifest:file-entry manifest:full-path="Pictures/10000201000001900000025877FC1E8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dp2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2.75cm" fo:min-width="13.5cm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2.75cm" fo:min-width="19.5cm"/>
    </style:style>
    <style:style style:name="gr5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3.75cm" fo:min-width="19.5cm"/>
    </style:style>
    <style:style style:name="gr6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4.75cm" fo:min-width="74.5cm"/>
    </style:style>
    <style:style style:name="gr7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2.75cm" fo:min-width="19.5cm"/>
    </style:style>
    <style:style style:name="gr8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9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10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2.75cm" fo:min-width="9.5cm"/>
    </style:style>
    <style:style style:name="gr11" style:family="graphic" style:parent-style-name="standard">
      <style:graphic-properties svg:stroke-color="#9999ff" draw:fill="solid" draw:fill-color="#9999ff" draw:textarea-horizontal-align="justify" draw:textarea-vertical-align="middle" draw:auto-grow-height="false" fo:min-height="5.75cm" fo:min-width="9.5cm"/>
    </style:style>
    <style:style style:name="gr12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2.75cm" fo:min-width="71.5cm"/>
    </style:style>
    <style:style style:name="gr13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4.55cm" fo:min-width="127.5cm"/>
    </style:style>
    <style:style style:name="gr14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43.75cm" fo:min-width="74.5cm" draw:shadow-opacity="50%"/>
    </style:style>
    <style:style style:name="gr15" style:family="graphic" style:parent-style-name="standard">
      <style:graphic-properties svg:stroke-color="#ff950e" draw:fill="solid" draw:fill-color="#ff950e" draw:textarea-horizontal-align="justify" draw:textarea-vertical-align="middle" draw:auto-grow-height="false" fo:min-height="3.75cm" fo:min-width="34.5cm"/>
    </style:style>
    <style:style style:name="gr1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2.75cm" fo:min-width="34.5cm"/>
    </style:style>
    <style:style style:name="gr17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2.75cm" fo:min-width="34.5cm"/>
    </style:style>
    <style:style style:name="gr18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8.75cm" fo:min-width="9.5cm"/>
    </style:style>
    <style:style style:name="gr19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7.75cm" fo:min-width="9.5cm"/>
    </style:style>
    <style:style style:name="gr20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3.75cm" fo:min-width="9.5cm"/>
    </style:style>
    <style:style style:name="gr21" style:family="graphic" style:parent-style-name="standard">
      <style:graphic-properties svg:stroke-color="#f1df6f" draw:fill="solid" draw:fill-color="#f1df6f" draw:textarea-horizontal-align="justify" draw:textarea-vertical-align="middle" draw:auto-grow-height="false" fo:min-height="2.75cm" fo:min-width="12.5cm"/>
    </style:style>
    <style:style style:name="gr22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25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27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28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9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30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31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32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33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34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35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36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37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38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39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40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41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43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4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46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47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4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9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5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1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52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54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loext:graphic-properties draw:fill="solid" draw:fill-color="#f1df6f"/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</style:style>
    <style:style style:name="P3" style:family="paragraph">
      <loext:graphic-properties draw:fill="solid" draw:fill-color="#9999ff"/>
      <style:paragraph-properties fo:text-align="center"/>
    </style:style>
    <style:style style:name="P4" style:family="paragraph">
      <loext:graphic-properties draw:fill="solid" draw:fill-color="#000000" draw:fill-image-width="0cm" draw:fill-image-height="0cm"/>
      <style:paragraph-properties fo:text-align="center"/>
    </style:style>
    <style:style style:name="P5" style:family="paragraph">
      <loext:graphic-properties draw:fill="solid" draw:fill-color="#000000" draw:opacity="50%" draw:fill-image-width="0cm" draw:fill-image-height="0cm"/>
      <style:paragraph-properties fo:text-align="center"/>
    </style:style>
    <style:style style:name="P6" style:family="paragraph">
      <loext:graphic-properties draw:fill="solid" draw:fill-color="#ff950e"/>
      <style:paragraph-properties fo:text-align="center"/>
    </style:style>
    <style:style style:name="P7" style:family="paragraph">
      <loext:graphic-properties draw:fill="solid" draw:fill-color="#b7996d"/>
      <style:paragraph-properties fo:text-align="center"/>
    </style:style>
    <style:style style:name="P8" style:family="paragraph">
      <loext:graphic-properties draw:fill="solid" draw:fill-color="#ffffcc"/>
      <style:paragraph-properties fo:text-align="center"/>
    </style:style>
    <style:style style:name="P9" style:family="paragraph">
      <loext:graphic-properties draw:fill="solid" draw:fill-color="#0084d1"/>
      <style:paragraph-properties fo:text-align="center"/>
    </style:style>
    <style:style style:name="P10" style:family="paragraph">
      <loext:graphic-properties draw:fill="solid" draw:fill-color="#66ff00"/>
      <style:paragraph-properties fo:text-align="center"/>
    </style:style>
    <style:style style:name="P11" style:family="paragraph">
      <loext:graphic-properties draw:fill="solid" draw:fill-color="#ff420e"/>
      <style:paragraph-properties fo:text-align="center"/>
    </style:style>
    <style:style style:name="P12" style:family="paragraph">
      <loext:graphic-properties draw:fill="solid" draw:fill-color="#000066"/>
      <style:paragraph-properties fo:text-align="center"/>
    </style:style>
    <style:style style:name="P13" style:family="paragraph">
      <loext:graphic-properties draw:fill="solid" draw:fill-color="#579d1c"/>
      <style:paragraph-properties fo:text-align="center"/>
    </style:style>
    <style:style style:name="P14" style:family="paragraph">
      <loext:graphic-properties draw:fill="solid" draw:fill-color="#7e0021"/>
      <style:paragraph-properties fo:text-align="center"/>
    </style:style>
    <style:style style:name="P15" style:family="paragraph">
      <loext:graphic-properties draw:fill="solid" draw:fill-color="#83caff"/>
      <style:paragraph-properties fo:text-align="center"/>
    </style:style>
    <style:style style:name="P16" style:family="paragraph">
      <loext:graphic-properties draw:fill="solid" draw:fill-color="#314004"/>
      <style:paragraph-properties fo:text-align="center"/>
    </style:style>
    <style:style style:name="P17" style:family="paragraph">
      <loext:graphic-properties draw:fill="solid" draw:fill-color="#aecf00"/>
      <style:paragraph-properties fo:text-align="center"/>
    </style:style>
    <style:style style:name="P18" style:family="paragraph">
      <loext:graphic-properties draw:fill="solid" draw:fill-color="#4b1f6f"/>
      <style:paragraph-properties fo:text-align="center"/>
    </style:style>
    <style:style style:name="P19" style:family="paragraph">
      <loext:graphic-properties draw:fill="solid" draw:fill-color="#c5000b"/>
      <style:paragraph-properties fo:text-align="center"/>
    </style:style>
    <style:style style:name="P20" style:family="paragraph">
      <loext:graphic-properties draw:fill="gradient" draw:fill-color="#000000" draw:fill-gradient-name="Красно-Зелёный" draw:fill-hatch-solid="false"/>
      <style:paragraph-properties fo:text-align="center"/>
    </style:style>
    <style:style style:name="P21" style:family="paragraph">
      <loext:graphic-properties draw:fill="solid" draw:fill-color="#e6e6ff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 draw:fill-color="#ccffff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0cm" svg:height="4cm" svg:x="0cm" svg:y="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cm" svg:height="3cm" svg:x="0cm" svg:y="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6" draw:text-style-name="P1" draw:layer="layout" svg:width="75cm" svg:height="5cm" svg:x="2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0cm" svg:height="3cm" svg:x="0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8" draw:text-style-name="P2" draw:layer="layout" svg:width="6.999cm" svg:height="2.999cm" svg:x="21cm" svg:y="13cm" svg:viewBox="0 0 7000 3000" draw:points="7000,3000 0,3000 0,0 7000,0">
            <text:p/>
          </draw:polygon>
          <draw:path draw:style-name="gr8" draw:text-style-name="P2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16.9cm" svg:viewBox="0 0 7000 3000" draw:points="7000,3000 0,3000 0,0 7000,0">
            <text:p/>
          </draw:polygon>
          <draw:path draw:style-name="gr8" draw:text-style-name="P2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1cm" svg:viewBox="0 0 7000 3000" draw:points="7000,3000 0,3000 0,0 7000,0">
            <text:p/>
          </draw:polygon>
          <draw:path draw:style-name="gr8" draw:text-style-name="P2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4.9cm" svg:viewBox="0 0 7000 3000" draw:points="7000,3000 0,3000 0,0 7000,0">
            <text:p/>
          </draw:polygon>
          <draw:path draw:style-name="gr8" draw:text-style-name="P2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9cm" svg:viewBox="0 0 7000 3000" draw:points="7000,3000 0,3000 0,0 7000,0">
            <text:p/>
          </draw:polygon>
          <draw:path draw:style-name="gr8" draw:text-style-name="P2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2.9cm" svg:viewBox="0 0 7000 3000" draw:points="7000,3000 0,3000 0,0 7000,0">
            <text:p/>
          </draw:polygon>
          <draw:path draw:style-name="gr8" draw:text-style-name="P2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7cm" svg:viewBox="0 0 7000 3000" draw:points="7000,3000 0,3000 0,0 7000,0">
            <text:p/>
          </draw:polygon>
          <draw:path draw:style-name="gr8" draw:text-style-name="P2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0.9cm" svg:viewBox="0 0 7000 3000" draw:points="7000,3000 0,3000 0,0 7000,0">
            <text:p/>
          </draw:polygon>
          <draw:path draw:style-name="gr8" draw:text-style-name="P2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5cm" svg:viewBox="0 0 7000 3000" draw:points="7000,3000 0,3000 0,0 7000,0">
            <text:p/>
          </draw:polygon>
          <draw:path draw:style-name="gr8" draw:text-style-name="P2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8.9cm" svg:viewBox="0 0 7000 3000" draw:points="7000,3000 0,3000 0,0 7000,0">
            <text:p/>
          </draw:polygon>
          <draw:path draw:style-name="gr8" draw:text-style-name="P2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3cm" svg:viewBox="0 0 7000 3000" draw:points="7000,3000 0,3000 0,0 7000,0">
            <text:p/>
          </draw:polygon>
          <draw:path draw:style-name="gr8" draw:text-style-name="P2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6.9cm" svg:viewBox="0 0 7000 3000" draw:points="7000,3000 0,3000 0,0 7000,0">
            <text:p/>
          </draw:polygon>
          <draw:path draw:style-name="gr8" draw:text-style-name="P2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9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9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10" draw:text-style-name="P1" draw:layer="layout" svg:width="10cm" svg:height="3cm" svg:x="4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0cm" svg:height="6cm" svg:x="4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0cm" svg:height="3cm" svg:x="42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72cm" svg:height="3cm" svg:x="5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13" draw:text-style-name="P4" draw:layer="layout" svg:width="128cm" svg:height="4.8cm" svg:x="0cm" svg:y="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75cm" svg:height="44cm" svg:x="53cm" svg:y="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5cm" svg:height="4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5cm" svg:height="4cm" svg:x="92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5cm" svg:height="3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5cm" svg:height="3cm" svg:x="92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54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92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54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92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54cm" svg:y="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92cm" svg:y="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54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92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54cm" svg:y="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92cm" svg:y="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54cm" svg:y="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92cm" svg:y="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54cm" svg:y="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92cm" svg:y="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54cm" svg:y="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5cm" svg:height="3cm" svg:x="92cm" svg:y="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8" draw:text-style-name="P1" draw:layer="layout" svg:width="10cm" svg:height="9cm" svg:x="42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0cm" svg:height="8cm" svg:x="42cm" svg:y="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cm" svg:height="4cm" svg:x="42cm" svg:y="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0cm" svg:height="8cm" svg:x="42cm" svg:y="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3cm" svg:height="3cm" svg:x="115cm" svg:y="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3cm" svg:height="3cm" svg:x="101cm" svg:y="2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Свёрнутый режим" draw:style-name="dp2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2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2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22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2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2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2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8" draw:text-style-name="P2" draw:layer="layout" svg:width="6.999cm" svg:height="2.999cm" svg:x="21cm" svg:y="14cm" svg:viewBox="0 0 7000 3000" draw:points="7000,3000 0,3000 0,0 7000,0">
            <text:p/>
          </draw:polygon>
          <draw:path draw:style-name="gr8" draw:text-style-name="P2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17.9cm" svg:viewBox="0 0 7000 3000" draw:points="7000,3000 0,3000 0,0 7000,0">
            <text:p/>
          </draw:polygon>
          <draw:path draw:style-name="gr8" draw:text-style-name="P2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2cm" svg:viewBox="0 0 7000 3000" draw:points="7000,3000 0,3000 0,0 7000,0">
            <text:p/>
          </draw:polygon>
          <draw:path draw:style-name="gr8" draw:text-style-name="P2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5.9cm" svg:viewBox="0 0 7000 3000" draw:points="7000,3000 0,3000 0,0 7000,0">
            <text:p/>
          </draw:polygon>
          <draw:path draw:style-name="gr8" draw:text-style-name="P2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0cm" svg:viewBox="0 0 7000 3000" draw:points="7000,3000 0,3000 0,0 7000,0">
            <text:p/>
          </draw:polygon>
          <draw:path draw:style-name="gr8" draw:text-style-name="P2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3.9cm" svg:viewBox="0 0 7000 3000" draw:points="7000,3000 0,3000 0,0 7000,0">
            <text:p/>
          </draw:polygon>
          <draw:path draw:style-name="gr8" draw:text-style-name="P2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8cm" svg:viewBox="0 0 7000 3000" draw:points="7000,3000 0,3000 0,0 7000,0">
            <text:p/>
          </draw:polygon>
          <draw:path draw:style-name="gr8" draw:text-style-name="P2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1.9cm" svg:viewBox="0 0 7000 3000" draw:points="7000,3000 0,3000 0,0 7000,0">
            <text:p/>
          </draw:polygon>
          <draw:path draw:style-name="gr8" draw:text-style-name="P2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6cm" svg:viewBox="0 0 7000 3000" draw:points="7000,3000 0,3000 0,0 7000,0">
            <text:p/>
          </draw:polygon>
          <draw:path draw:style-name="gr8" draw:text-style-name="P2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9.9cm" svg:viewBox="0 0 7000 3000" draw:points="7000,3000 0,3000 0,0 7000,0">
            <text:p/>
          </draw:polygon>
          <draw:path draw:style-name="gr8" draw:text-style-name="P2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4cm" svg:viewBox="0 0 7000 3000" draw:points="7000,3000 0,3000 0,0 7000,0">
            <text:p/>
          </draw:polygon>
          <draw:path draw:style-name="gr8" draw:text-style-name="P2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7.9cm" svg:viewBox="0 0 7000 3000" draw:points="7000,3000 0,3000 0,0 7000,0">
            <text:p/>
          </draw:polygon>
          <draw:path draw:style-name="gr8" draw:text-style-name="P2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9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9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2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25" draw:text-style-name="P4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9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2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2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2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8" draw:text-style-name="P2" draw:layer="layout" svg:width="6.999cm" svg:height="2.999cm" svg:x="21cm" svg:y="14cm" svg:viewBox="0 0 7000 3000" draw:points="7000,3000 0,3000 0,0 7000,0">
            <text:p/>
          </draw:polygon>
          <draw:path draw:style-name="gr8" draw:text-style-name="P2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17.9cm" svg:viewBox="0 0 7000 3000" draw:points="7000,3000 0,3000 0,0 7000,0">
            <text:p/>
          </draw:polygon>
          <draw:path draw:style-name="gr8" draw:text-style-name="P2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2cm" svg:viewBox="0 0 7000 3000" draw:points="7000,3000 0,3000 0,0 7000,0">
            <text:p/>
          </draw:polygon>
          <draw:path draw:style-name="gr8" draw:text-style-name="P2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5.9cm" svg:viewBox="0 0 7000 3000" draw:points="7000,3000 0,3000 0,0 7000,0">
            <text:p/>
          </draw:polygon>
          <draw:path draw:style-name="gr8" draw:text-style-name="P2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0cm" svg:viewBox="0 0 7000 3000" draw:points="7000,3000 0,3000 0,0 7000,0">
            <text:p/>
          </draw:polygon>
          <draw:path draw:style-name="gr8" draw:text-style-name="P2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3.9cm" svg:viewBox="0 0 7000 3000" draw:points="7000,3000 0,3000 0,0 7000,0">
            <text:p/>
          </draw:polygon>
          <draw:path draw:style-name="gr8" draw:text-style-name="P2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8cm" svg:viewBox="0 0 7000 3000" draw:points="7000,3000 0,3000 0,0 7000,0">
            <text:p/>
          </draw:polygon>
          <draw:path draw:style-name="gr8" draw:text-style-name="P2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1.9cm" svg:viewBox="0 0 7000 3000" draw:points="7000,3000 0,3000 0,0 7000,0">
            <text:p/>
          </draw:polygon>
          <draw:path draw:style-name="gr8" draw:text-style-name="P2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6cm" svg:viewBox="0 0 7000 3000" draw:points="7000,3000 0,3000 0,0 7000,0">
            <text:p/>
          </draw:polygon>
          <draw:path draw:style-name="gr8" draw:text-style-name="P2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9.9cm" svg:viewBox="0 0 7000 3000" draw:points="7000,3000 0,3000 0,0 7000,0">
            <text:p/>
          </draw:polygon>
          <draw:path draw:style-name="gr8" draw:text-style-name="P2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4cm" svg:viewBox="0 0 7000 3000" draw:points="7000,3000 0,3000 0,0 7000,0">
            <text:p/>
          </draw:polygon>
          <draw:path draw:style-name="gr8" draw:text-style-name="P2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7.9cm" svg:viewBox="0 0 7000 3000" draw:points="7000,3000 0,3000 0,0 7000,0">
            <text:p/>
          </draw:polygon>
          <draw:path draw:style-name="gr8" draw:text-style-name="P2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9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9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2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25" draw:text-style-name="P4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58.0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66.5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75.0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83.5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92.0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0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8" draw:layer="layout" svg:width="1.5cm" svg:height="1.5cm" draw:transform="skewX (-0.000698131700797754) rotate (-0.785398163397448) translate (100.5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2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44" draw:text-style-name="P22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2" draw:master-page-name="Обычный">
        <draw:custom-shape draw:style-name="gr22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2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2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8" draw:text-style-name="P2" draw:layer="layout" svg:width="6.999cm" svg:height="2.999cm" svg:x="21cm" svg:y="14cm" svg:viewBox="0 0 7000 3000" draw:points="7000,3000 0,3000 0,0 7000,0">
            <text:p/>
          </draw:polygon>
          <draw:path draw:style-name="gr8" draw:text-style-name="P2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17.9cm" svg:viewBox="0 0 7000 3000" draw:points="7000,3000 0,3000 0,0 7000,0">
            <text:p/>
          </draw:polygon>
          <draw:path draw:style-name="gr8" draw:text-style-name="P2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2cm" svg:viewBox="0 0 7000 3000" draw:points="7000,3000 0,3000 0,0 7000,0">
            <text:p/>
          </draw:polygon>
          <draw:path draw:style-name="gr8" draw:text-style-name="P2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5.9cm" svg:viewBox="0 0 7000 3000" draw:points="7000,3000 0,3000 0,0 7000,0">
            <text:p/>
          </draw:polygon>
          <draw:path draw:style-name="gr8" draw:text-style-name="P2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0cm" svg:viewBox="0 0 7000 3000" draw:points="7000,3000 0,3000 0,0 7000,0">
            <text:p/>
          </draw:polygon>
          <draw:path draw:style-name="gr8" draw:text-style-name="P2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3.9cm" svg:viewBox="0 0 7000 3000" draw:points="7000,3000 0,3000 0,0 7000,0">
            <text:p/>
          </draw:polygon>
          <draw:path draw:style-name="gr8" draw:text-style-name="P2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8cm" svg:viewBox="0 0 7000 3000" draw:points="7000,3000 0,3000 0,0 7000,0">
            <text:p/>
          </draw:polygon>
          <draw:path draw:style-name="gr8" draw:text-style-name="P2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1.9cm" svg:viewBox="0 0 7000 3000" draw:points="7000,3000 0,3000 0,0 7000,0">
            <text:p/>
          </draw:polygon>
          <draw:path draw:style-name="gr8" draw:text-style-name="P2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6cm" svg:viewBox="0 0 7000 3000" draw:points="7000,3000 0,3000 0,0 7000,0">
            <text:p/>
          </draw:polygon>
          <draw:path draw:style-name="gr8" draw:text-style-name="P2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9.9cm" svg:viewBox="0 0 7000 3000" draw:points="7000,3000 0,3000 0,0 7000,0">
            <text:p/>
          </draw:polygon>
          <draw:path draw:style-name="gr8" draw:text-style-name="P2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4cm" svg:viewBox="0 0 7000 3000" draw:points="7000,3000 0,3000 0,0 7000,0">
            <text:p/>
          </draw:polygon>
          <draw:path draw:style-name="gr8" draw:text-style-name="P2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7.9cm" svg:viewBox="0 0 7000 3000" draw:points="7000,3000 0,3000 0,0 7000,0">
            <text:p/>
          </draw:polygon>
          <draw:path draw:style-name="gr8" draw:text-style-name="P2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9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9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2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25" draw:text-style-name="P4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45" draw:text-style-name="P15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22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22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2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47" draw:text-style-name="P24" draw:layer="layout" svg:width="3.5cm" svg:height="1.75cm" svg:x="118.5cm" svg:y="36.625cm" svg:viewBox="0 0 3501 1751" svg:d="M3501 1751h-3501l1751-1751zM3501 1751zM0 1751z">
          <text:p/>
        </draw:path>
        <draw:g>
          <draw:custom-shape draw:style-name="gr48" draw:text-style-name="P24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47" draw:text-style-name="P24" draw:layer="layout" svg:width="3.5cm" svg:height="1.75cm" svg:x="124cm" svg:y="36.084cm" svg:viewBox="0 0 3501 1751" svg:d="M3501 1751h-3501l1751-1751zM3501 1751zM0 1751z">
            <text:p/>
          </draw:path>
        </draw:g>
        <draw:custom-shape draw:style-name="gr22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9" draw:text-style-name="P8" draw:layer="layout" svg:width="0.999cm" svg:height="1.999cm" svg:x="113.3cm" svg:y="29cm" svg:viewBox="0 0 1000 2000" draw:points="1000,0 1000,2000 0,1000">
          <text:p/>
        </draw:polygon>
      </draw:page>
      <draw:page draw:name="page6" draw:style-name="dp2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2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2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8" draw:text-style-name="P2" draw:layer="layout" svg:width="6.999cm" svg:height="2.999cm" svg:x="21cm" svg:y="14cm" svg:viewBox="0 0 7000 3000" draw:points="7000,3000 0,3000 0,0 7000,0">
            <text:p/>
          </draw:polygon>
          <draw:path draw:style-name="gr8" draw:text-style-name="P2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17.9cm" svg:viewBox="0 0 7000 3000" draw:points="7000,3000 0,3000 0,0 7000,0">
            <text:p/>
          </draw:polygon>
          <draw:path draw:style-name="gr8" draw:text-style-name="P2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2cm" svg:viewBox="0 0 7000 3000" draw:points="7000,3000 0,3000 0,0 7000,0">
            <text:p/>
          </draw:polygon>
          <draw:path draw:style-name="gr8" draw:text-style-name="P2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5.9cm" svg:viewBox="0 0 7000 3000" draw:points="7000,3000 0,3000 0,0 7000,0">
            <text:p/>
          </draw:polygon>
          <draw:path draw:style-name="gr8" draw:text-style-name="P2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0cm" svg:viewBox="0 0 7000 3000" draw:points="7000,3000 0,3000 0,0 7000,0">
            <text:p/>
          </draw:polygon>
          <draw:path draw:style-name="gr8" draw:text-style-name="P2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3.9cm" svg:viewBox="0 0 7000 3000" draw:points="7000,3000 0,3000 0,0 7000,0">
            <text:p/>
          </draw:polygon>
          <draw:path draw:style-name="gr8" draw:text-style-name="P2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8cm" svg:viewBox="0 0 7000 3000" draw:points="7000,3000 0,3000 0,0 7000,0">
            <text:p/>
          </draw:polygon>
          <draw:path draw:style-name="gr8" draw:text-style-name="P2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1.9cm" svg:viewBox="0 0 7000 3000" draw:points="7000,3000 0,3000 0,0 7000,0">
            <text:p/>
          </draw:polygon>
          <draw:path draw:style-name="gr8" draw:text-style-name="P2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6cm" svg:viewBox="0 0 7000 3000" draw:points="7000,3000 0,3000 0,0 7000,0">
            <text:p/>
          </draw:polygon>
          <draw:path draw:style-name="gr8" draw:text-style-name="P2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9.9cm" svg:viewBox="0 0 7000 3000" draw:points="7000,3000 0,3000 0,0 7000,0">
            <text:p/>
          </draw:polygon>
          <draw:path draw:style-name="gr8" draw:text-style-name="P2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4cm" svg:viewBox="0 0 7000 3000" draw:points="7000,3000 0,3000 0,0 7000,0">
            <text:p/>
          </draw:polygon>
          <draw:path draw:style-name="gr8" draw:text-style-name="P2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7.9cm" svg:viewBox="0 0 7000 3000" draw:points="7000,3000 0,3000 0,0 7000,0">
            <text:p/>
          </draw:polygon>
          <draw:path draw:style-name="gr8" draw:text-style-name="P2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9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9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2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25" draw:text-style-name="P4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9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22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22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2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0cm" svg:height="20cm" svg:x="96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0cm" svg:height="20cm" svg:x="75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0cm" svg:height="20cm" svg:x="54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0cm" svg:height="2.5cm" svg:x="86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0cm" svg:height="16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10cm" svg:height="10cm" svg:x="75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10cm" svg:height="10cm" svg:x="75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7" draw:text-style-name="P7" draw:layer="layout" svg:width="29.999cm" svg:height="9.999cm" svg:x="86cm" svg:y="28cm" svg:viewBox="0 0 30000 10000" draw:points="0,10000 0,5000 0,0 30000,0 30000,5000 30000,10000">
          <text:p/>
        </draw:polygon>
        <draw:custom-shape draw:style-name="gr27" draw:text-style-name="P7" draw:layer="layout" svg:width="30cm" svg:height="2.5cm" svg:x="86cm" svg:y="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0cm" svg:height="2.5cm" svg:x="86cm" svg:y="4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0cm" svg:height="2.5cm" svg:x="86cm" svg:y="4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5cm" svg:height="5cm" svg:x="6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15cm" svg:height="5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5cm" svg:height="2cm" svg:x="69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15cm" svg:height="4cm" svg:x="54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5cm" svg:height="2cm" svg:x="69cm" svg:y="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0cm" svg:height="16cm" svg:x="54cm" svg:y="5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2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2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2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8" draw:text-style-name="P2" draw:layer="layout" svg:width="6.999cm" svg:height="2.999cm" svg:x="21cm" svg:y="14cm" svg:viewBox="0 0 7000 3000" draw:points="7000,3000 0,3000 0,0 7000,0">
            <text:p/>
          </draw:polygon>
          <draw:path draw:style-name="gr8" draw:text-style-name="P2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17.9cm" svg:viewBox="0 0 7000 3000" draw:points="7000,3000 0,3000 0,0 7000,0">
            <text:p/>
          </draw:polygon>
          <draw:path draw:style-name="gr8" draw:text-style-name="P2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2cm" svg:viewBox="0 0 7000 3000" draw:points="7000,3000 0,3000 0,0 7000,0">
            <text:p/>
          </draw:polygon>
          <draw:path draw:style-name="gr8" draw:text-style-name="P2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5.9cm" svg:viewBox="0 0 7000 3000" draw:points="7000,3000 0,3000 0,0 7000,0">
            <text:p/>
          </draw:polygon>
          <draw:path draw:style-name="gr8" draw:text-style-name="P2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0cm" svg:viewBox="0 0 7000 3000" draw:points="7000,3000 0,3000 0,0 7000,0">
            <text:p/>
          </draw:polygon>
          <draw:path draw:style-name="gr8" draw:text-style-name="P2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3.9cm" svg:viewBox="0 0 7000 3000" draw:points="7000,3000 0,3000 0,0 7000,0">
            <text:p/>
          </draw:polygon>
          <draw:path draw:style-name="gr8" draw:text-style-name="P2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8cm" svg:viewBox="0 0 7000 3000" draw:points="7000,3000 0,3000 0,0 7000,0">
            <text:p/>
          </draw:polygon>
          <draw:path draw:style-name="gr8" draw:text-style-name="P2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1.9cm" svg:viewBox="0 0 7000 3000" draw:points="7000,3000 0,3000 0,0 7000,0">
            <text:p/>
          </draw:polygon>
          <draw:path draw:style-name="gr8" draw:text-style-name="P2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6cm" svg:viewBox="0 0 7000 3000" draw:points="7000,3000 0,3000 0,0 7000,0">
            <text:p/>
          </draw:polygon>
          <draw:path draw:style-name="gr8" draw:text-style-name="P2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9.9cm" svg:viewBox="0 0 7000 3000" draw:points="7000,3000 0,3000 0,0 7000,0">
            <text:p/>
          </draw:polygon>
          <draw:path draw:style-name="gr8" draw:text-style-name="P2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4cm" svg:viewBox="0 0 7000 3000" draw:points="7000,3000 0,3000 0,0 7000,0">
            <text:p/>
          </draw:polygon>
          <draw:path draw:style-name="gr8" draw:text-style-name="P2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7.9cm" svg:viewBox="0 0 7000 3000" draw:points="7000,3000 0,3000 0,0 7000,0">
            <text:p/>
          </draw:polygon>
          <draw:path draw:style-name="gr8" draw:text-style-name="P2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9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9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2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25" draw:text-style-name="P4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3cm" svg:height="31cm" svg:x="54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2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frame draw:style-name="gr44" draw:text-style-name="P22" draw:layer="layout" svg:width="6cm" svg:height="4cm" svg:x="84cm" svg:y="66cm">
          <draw:image xlink:href="Pictures/2000000C0000177300000FA3B637ABD8.svm" xlink:type="simple" xlink:show="embed" xlink:actuate="onLoad">
            <text:p/>
          </draw:image>
        </draw:frame>
        <draw:frame draw:style-name="gr50" draw:text-style-name="P22" draw:layer="layout" svg:width="6cm" svg:height="4cm" svg:x="91cm" svg:y="66cm">
          <draw:image xlink:href="Pictures/2000000C0000177300000FA3B637ABD8.svm" xlink:type="simple" xlink:show="embed" xlink:actuate="onLoad">
            <text:p/>
          </draw:image>
        </draw:frame>
        <draw:custom-shape draw:style-name="gr27" draw:text-style-name="P7" draw:layer="layout" svg:width="23cm" svg:height="5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3cm" svg:height="31cm" svg:x="79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3cm" svg:height="5cm" svg:x="7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3cm" svg:height="31cm" svg:x="104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3cm" svg:height="5cm" svg:x="10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</draw:page>
      <draw:page draw:name="Питание" draw:style-name="dp2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2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2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8" draw:text-style-name="P2" draw:layer="layout" svg:width="6.999cm" svg:height="2.999cm" svg:x="21cm" svg:y="14cm" svg:viewBox="0 0 7000 3000" draw:points="7000,3000 0,3000 0,0 7000,0">
            <text:p/>
          </draw:polygon>
          <draw:path draw:style-name="gr8" draw:text-style-name="P2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17.9cm" svg:viewBox="0 0 7000 3000" draw:points="7000,3000 0,3000 0,0 7000,0">
            <text:p/>
          </draw:polygon>
          <draw:path draw:style-name="gr8" draw:text-style-name="P2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2cm" svg:viewBox="0 0 7000 3000" draw:points="7000,3000 0,3000 0,0 7000,0">
            <text:p/>
          </draw:polygon>
          <draw:path draw:style-name="gr8" draw:text-style-name="P2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5.9cm" svg:viewBox="0 0 7000 3000" draw:points="7000,3000 0,3000 0,0 7000,0">
            <text:p/>
          </draw:polygon>
          <draw:path draw:style-name="gr8" draw:text-style-name="P2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0cm" svg:viewBox="0 0 7000 3000" draw:points="7000,3000 0,3000 0,0 7000,0">
            <text:p/>
          </draw:polygon>
          <draw:path draw:style-name="gr8" draw:text-style-name="P2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3.9cm" svg:viewBox="0 0 7000 3000" draw:points="7000,3000 0,3000 0,0 7000,0">
            <text:p/>
          </draw:polygon>
          <draw:path draw:style-name="gr8" draw:text-style-name="P2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8cm" svg:viewBox="0 0 7000 3000" draw:points="7000,3000 0,3000 0,0 7000,0">
            <text:p/>
          </draw:polygon>
          <draw:path draw:style-name="gr8" draw:text-style-name="P2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1.9cm" svg:viewBox="0 0 7000 3000" draw:points="7000,3000 0,3000 0,0 7000,0">
            <text:p/>
          </draw:polygon>
          <draw:path draw:style-name="gr8" draw:text-style-name="P2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6cm" svg:viewBox="0 0 7000 3000" draw:points="7000,3000 0,3000 0,0 7000,0">
            <text:p/>
          </draw:polygon>
          <draw:path draw:style-name="gr8" draw:text-style-name="P2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9.9cm" svg:viewBox="0 0 7000 3000" draw:points="7000,3000 0,3000 0,0 7000,0">
            <text:p/>
          </draw:polygon>
          <draw:path draw:style-name="gr8" draw:text-style-name="P2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4cm" svg:viewBox="0 0 7000 3000" draw:points="7000,3000 0,3000 0,0 7000,0">
            <text:p/>
          </draw:polygon>
          <draw:path draw:style-name="gr8" draw:text-style-name="P2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7.9cm" svg:viewBox="0 0 7000 3000" draw:points="7000,3000 0,3000 0,0 7000,0">
            <text:p/>
          </draw:polygon>
          <draw:path draw:style-name="gr8" draw:text-style-name="P2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9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9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2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25" draw:text-style-name="P4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9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22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51" draw:text-style-name="P2" draw:layer="layout" svg:width="11.999cm" svg:height="0.799cm" svg:x="55cm" svg:y="28cm" svg:viewBox="0 0 12000 800" svg:d="M443 0h11113c222 0 444 200 444 400 0 199-222 400-444 400h-11113c-222 0-443-201-443-400 0-200 221-400 443-400z">
            <text:p/>
          </draw:path>
          <draw:custom-shape draw:style-name="gr24" draw:text-style-name="P2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8" draw:text-style-name="P2" draw:layer="layout" svg:width="9.999cm" svg:height="2.999cm" svg:x="56cm" svg:y="42cm" svg:viewBox="0 0 10000 3000" svg:d="M6000 3000h-2000v-3000h2000zM6500 0h2000c850 0 1500 650 1500 1500s-650 1500-1500 1500h-2000zM3500 3000h-2000c-850 0-1500-650-1500-1500s650-1500 1500-1500h2000z">
            <text:p/>
          </draw:path>
          <draw:path draw:style-name="gr8" draw:text-style-name="P2" draw:layer="layout" svg:width="9.999cm" svg:height="2.999cm" svg:x="56cm" svg:y="38.5cm" svg:viewBox="0 0 10000 3000" svg:d="M6000 3000h-2000v-3000h2000zM6500 0h2000c850 0 1500 650 1500 1500s-650 1500-1500 1500h-2000zM3500 3000h-2000c-850 0-1500-650-1500-1500s650-1500 1500-1500h2000z">
            <text:p/>
          </draw:path>
          <draw:path draw:style-name="gr8" draw:text-style-name="P2" draw:layer="layout" svg:width="9.999cm" svg:height="2.999cm" svg:x="56cm" svg:y="35cm" svg:viewBox="0 0 10000 3000" svg:d="M6000 3000h-2000v-3000h2000zM6500 0h2000c850 0 1500 650 1500 1500s-650 1500-1500 1500h-2000zM3500 3000h-2000c-850 0-1500-650-1500-1500s650-1500 1500-1500h2000z">
            <text:p/>
          </draw:path>
          <draw:path draw:style-name="gr8" draw:text-style-name="P2" draw:layer="layout" svg:width="9.999cm" svg:height="2.999cm" svg:x="56cm" svg:y="31.5cm" svg:viewBox="0 0 10000 3000" svg:d="M6000 3000h-2000v-3000h2000zM6500 0h2000c850 0 1500 650 1500 1500s-650 1500-1500 1500h-2000zM3500 3000h-2000c-850 0-1500-650-1500-1500s650-1500 1500-1500h2000z">
            <text:p/>
          </draw:path>
          <draw:custom-shape draw:style-name="gr52" draw:text-style-name="P2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3" draw:text-style-name="P2" draw:layer="layout" svg:width="11.999cm" svg:height="4.999cm" svg:x="55cm" svg:y="45.5cm" svg:viewBox="0 0 12000 5000" svg:d="M4655 4000c351 312 818 498 1344 498s993-186 1343-498h4658v166c0 417-417 834-834 834h-10333c-417 0-833-417-833-834v-166zM7345 1000c-351-314-820-500-1346-500s-996 186-1347 500h-4652v-167c0-417 416-833 833-833h10333c417 0 834 416 834 833v167z">
            <text:p/>
          </draw:path>
          <draw:custom-shape draw:style-name="gr24" draw:text-style-name="P2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24" draw:text-style-name="P2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24" draw:text-style-name="P2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4" draw:text-style-name="P2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4" draw:text-style-name="P2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24" draw:text-style-name="P2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51" draw:text-style-name="P2" draw:layer="layout" svg:width="9.532cm" svg:height="0.399cm" svg:x="56.233cm" svg:y="30.6cm" svg:viewBox="0 0 9533 400" draw:points="9533,0 9267,400 267,400 0,0">
            <text:p/>
          </draw:polygon>
          <draw:polygon draw:style-name="gr51" draw:text-style-name="P2" draw:layer="layout" svg:width="11.666cm" svg:height="0.799cm" svg:x="55.167cm" svg:y="29cm" svg:viewBox="0 0 11667 800" draw:points="533,800 0,0 11667,0 11134,800">
            <text:p/>
          </draw:polygon>
          <draw:polygon draw:style-name="gr51" draw:text-style-name="P2" draw:layer="layout" svg:width="10.332cm" svg:height="0.399cm" svg:x="55.833cm" svg:y="30cm" svg:viewBox="0 0 10333 400" draw:points="266,400 0,0 10333,0 10067,400">
            <text:p/>
          </draw:polygon>
          <draw:path draw:style-name="gr8" draw:text-style-name="P2" draw:layer="layout" svg:width="9.999cm" svg:height="2.999cm" svg:x="56cm" svg:y="51cm" svg:viewBox="0 0 10000 3000" svg:d="M6000 0h-2000v3000h2000zM6500 3000h2000c850 0 1500-650 1500-1500s-650-1500-1500-1500h-2000zM3500 0h-2000c-850 0-1500 650-1500 1500s650 1500 1500 1500h2000z">
            <text:p/>
          </draw:path>
          <draw:path draw:style-name="gr8" draw:text-style-name="P2" draw:layer="layout" svg:width="9.999cm" svg:height="2.999cm" svg:x="56cm" svg:y="54.5cm" svg:viewBox="0 0 10000 3000" svg:d="M6000 0h-2000v3000h2000zM6500 3000h2000c850 0 1500-650 1500-1500s-650-1500-1500-1500h-2000zM3500 0h-2000c-850 0-1500 650-1500 1500s650 1500 1500 1500h2000z">
            <text:p/>
          </draw:path>
          <draw:path draw:style-name="gr8" draw:text-style-name="P2" draw:layer="layout" svg:width="9.999cm" svg:height="2.999cm" svg:x="56cm" svg:y="58cm" svg:viewBox="0 0 10000 3000" svg:d="M6000 0h-2000v3000h2000zM6500 3000h2000c850 0 1500-650 1500-1500s-650-1500-1500-1500h-2000zM3500 0h-2000c-850 0-1500 650-1500 1500s650 1500 1500 1500h2000z">
            <text:p/>
          </draw:path>
          <draw:path draw:style-name="gr8" draw:text-style-name="P2" draw:layer="layout" svg:width="9.999cm" svg:height="2.999cm" svg:x="56cm" svg:y="61.5cm" svg:viewBox="0 0 10000 3000" svg:d="M6000 0h-2000v3000h2000zM6500 3000h2000c850 0 1500-650 1500-1500s-650-1500-1500-1500h-2000zM3500 0h-2000c-850 0-1500 650-1500 1500s650 1500 1500 1500h2000z">
            <text:p/>
          </draw:path>
          <draw:custom-shape draw:style-name="gr52" draw:text-style-name="P2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1" draw:text-style-name="P2" draw:layer="layout" svg:width="11.999cm" svg:height="0.799cm" svg:x="55cm" svg:y="67.2cm" svg:viewBox="0 0 12000 800" svg:d="M443 800h11113c222 0 444-200 444-400 0-199-222-400-444-400h-11113c-222 0-443 201-443 400 0 200 221 400 443 400z">
            <text:p/>
          </draw:path>
          <draw:polygon draw:style-name="gr51" draw:text-style-name="P2" draw:layer="layout" svg:width="9.532cm" svg:height="0.399cm" svg:x="56.233cm" svg:y="65cm" svg:viewBox="0 0 9533 400" draw:points="9533,400 9267,0 267,0 0,400">
            <text:p/>
          </draw:polygon>
          <draw:polygon draw:style-name="gr51" draw:text-style-name="P2" draw:layer="layout" svg:width="11.666cm" svg:height="0.799cm" svg:x="55.167cm" svg:y="66.2cm" svg:viewBox="0 0 11667 800" draw:points="533,0 0,800 11667,800 11134,0">
            <text:p/>
          </draw:polygon>
          <draw:polygon draw:style-name="gr51" draw:text-style-name="P2" draw:layer="layout" svg:width="10.332cm" svg:height="0.399cm" svg:x="55.833cm" svg:y="65.6cm" svg:viewBox="0 0 10333 400" draw:points="266,0 0,400 10333,400 10067,0">
            <text:p/>
          </draw:polygon>
        </draw:g>
        <draw:path draw:style-name="gr9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22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22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22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22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24" draw:text-style-name="P2" draw:layer="layout" svg:width="2.999cm" svg:height="5.999cm" svg:x="69cm" svg:y="79cm" svg:viewBox="0 0 3000 6000" svg:d="M2367 1000h-1734c-66 0-133 82-133 164 3 1389 0 2755 0 4173 0 81 67 163 133 163h1734c66 0 133-82 133-163v-4173c0-82-67-164-133-164zM500 2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51" draw:text-style-name="P2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24" draw:text-style-name="P2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24" draw:text-style-name="P2" draw:layer="layout" svg:width="2.999cm" svg:height="5.999cm" svg:x="72cm" svg:y="85cm" svg:viewBox="0 0 3000 6000" draw:points="3000,3000 0,6000 1500,3200 0,3000 3000,0 1500,2800">
          <text:p/>
        </draw:polygon>
        <draw:path draw:style-name="gr51" draw:text-style-name="P2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3000 0c3 0 6 0 8 0 1694 4 2988 1298 2992 2992 0 2 0 5 0 8s0 6 0 8c-4 1694-1298 2988-2992 2992-2 0-5 0-8 0s-6 0-8 0c-1694-4-2988-1298-2992-2992 0-2 0-5 0-8s0-6 0-8c4-1694 1298-2988 2992-2992 2 0 5 0 8 0zM3250 3000c0 142-108 250-250 250-106 0-193-60-230-150h-870v-200h870c24-59 71-106 130-130v-1970h200v1970c90 37 150 124 150 230z">
          <text:p/>
        </draw:path>
        <draw:custom-shape draw:style-name="gr55" draw:text-style-name="P25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44" draw:text-style-name="P22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24" draw:text-style-name="P2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2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2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2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8" draw:text-style-name="P2" draw:layer="layout" svg:width="6.999cm" svg:height="2.999cm" svg:x="21cm" svg:y="14cm" svg:viewBox="0 0 7000 3000" draw:points="7000,3000 0,3000 0,0 7000,0">
            <text:p/>
          </draw:polygon>
          <draw:path draw:style-name="gr8" draw:text-style-name="P2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17.9cm" svg:viewBox="0 0 7000 3000" draw:points="7000,3000 0,3000 0,0 7000,0">
            <text:p/>
          </draw:polygon>
          <draw:path draw:style-name="gr8" draw:text-style-name="P2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2cm" svg:viewBox="0 0 7000 3000" draw:points="7000,3000 0,3000 0,0 7000,0">
            <text:p/>
          </draw:polygon>
          <draw:path draw:style-name="gr8" draw:text-style-name="P2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5.9cm" svg:viewBox="0 0 7000 3000" draw:points="7000,3000 0,3000 0,0 7000,0">
            <text:p/>
          </draw:polygon>
          <draw:path draw:style-name="gr8" draw:text-style-name="P2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0cm" svg:viewBox="0 0 7000 3000" draw:points="7000,3000 0,3000 0,0 7000,0">
            <text:p/>
          </draw:polygon>
          <draw:path draw:style-name="gr8" draw:text-style-name="P2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3.9cm" svg:viewBox="0 0 7000 3000" draw:points="7000,3000 0,3000 0,0 7000,0">
            <text:p/>
          </draw:polygon>
          <draw:path draw:style-name="gr8" draw:text-style-name="P2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8cm" svg:viewBox="0 0 7000 3000" draw:points="7000,3000 0,3000 0,0 7000,0">
            <text:p/>
          </draw:polygon>
          <draw:path draw:style-name="gr8" draw:text-style-name="P2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1.9cm" svg:viewBox="0 0 7000 3000" draw:points="7000,3000 0,3000 0,0 7000,0">
            <text:p/>
          </draw:polygon>
          <draw:path draw:style-name="gr8" draw:text-style-name="P2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6cm" svg:viewBox="0 0 7000 3000" draw:points="7000,3000 0,3000 0,0 7000,0">
            <text:p/>
          </draw:polygon>
          <draw:path draw:style-name="gr8" draw:text-style-name="P2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9.9cm" svg:viewBox="0 0 7000 3000" draw:points="7000,3000 0,3000 0,0 7000,0">
            <text:p/>
          </draw:polygon>
          <draw:path draw:style-name="gr8" draw:text-style-name="P2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4cm" svg:viewBox="0 0 7000 3000" draw:points="7000,3000 0,3000 0,0 7000,0">
            <text:p/>
          </draw:polygon>
          <draw:path draw:style-name="gr8" draw:text-style-name="P2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7.9cm" svg:viewBox="0 0 7000 3000" draw:points="7000,3000 0,3000 0,0 7000,0">
            <text:p/>
          </draw:polygon>
          <draw:path draw:style-name="gr8" draw:text-style-name="P2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9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9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2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25" draw:text-style-name="P4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9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22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22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2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2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50" draw:text-style-name="P22" draw:layer="layout" svg:width="6cm" svg:height="4cm" svg:x="82cm" svg:y="66cm">
          <draw:image xlink:href="Pictures/2000000C0000177300000FA3B637ABD8.svm" xlink:type="simple" xlink:show="embed" xlink:actuate="onLoad">
            <text:p/>
          </draw:image>
        </draw:frame>
        <draw:frame draw:style-name="gr44" draw:text-style-name="P22" draw:layer="layout" svg:width="6cm" svg:height="4cm" svg:x="89cm" svg:y="66cm">
          <draw:image xlink:href="Pictures/2000000C0000177300000FA3B637ABD8.svm" xlink:type="simple" xlink:show="embed" xlink:actuate="onLoad">
            <text:p/>
          </draw:image>
        </draw:frame>
        <draw:frame draw:style-name="gr50" draw:text-style-name="P22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</draw:page>
      <draw:page draw:name="page10" draw:style-name="dp2" draw:master-page-name="Обычный">
        <draw:custom-shape draw:style-name="gr22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2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2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8" draw:text-style-name="P2" draw:layer="layout" svg:width="6.999cm" svg:height="2.999cm" svg:x="21cm" svg:y="14cm" svg:viewBox="0 0 7000 3000" draw:points="7000,3000 0,3000 0,0 7000,0">
            <text:p/>
          </draw:polygon>
          <draw:path draw:style-name="gr8" draw:text-style-name="P2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17.9cm" svg:viewBox="0 0 7000 3000" draw:points="7000,3000 0,3000 0,0 7000,0">
            <text:p/>
          </draw:polygon>
          <draw:path draw:style-name="gr8" draw:text-style-name="P2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2cm" svg:viewBox="0 0 7000 3000" draw:points="7000,3000 0,3000 0,0 7000,0">
            <text:p/>
          </draw:polygon>
          <draw:path draw:style-name="gr8" draw:text-style-name="P2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5.9cm" svg:viewBox="0 0 7000 3000" draw:points="7000,3000 0,3000 0,0 7000,0">
            <text:p/>
          </draw:polygon>
          <draw:path draw:style-name="gr8" draw:text-style-name="P2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0cm" svg:viewBox="0 0 7000 3000" draw:points="7000,3000 0,3000 0,0 7000,0">
            <text:p/>
          </draw:polygon>
          <draw:path draw:style-name="gr8" draw:text-style-name="P2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3.9cm" svg:viewBox="0 0 7000 3000" draw:points="7000,3000 0,3000 0,0 7000,0">
            <text:p/>
          </draw:polygon>
          <draw:path draw:style-name="gr8" draw:text-style-name="P2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8cm" svg:viewBox="0 0 7000 3000" draw:points="7000,3000 0,3000 0,0 7000,0">
            <text:p/>
          </draw:polygon>
          <draw:path draw:style-name="gr8" draw:text-style-name="P2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1.9cm" svg:viewBox="0 0 7000 3000" draw:points="7000,3000 0,3000 0,0 7000,0">
            <text:p/>
          </draw:polygon>
          <draw:path draw:style-name="gr8" draw:text-style-name="P2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6cm" svg:viewBox="0 0 7000 3000" draw:points="7000,3000 0,3000 0,0 7000,0">
            <text:p/>
          </draw:polygon>
          <draw:path draw:style-name="gr8" draw:text-style-name="P2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9.9cm" svg:viewBox="0 0 7000 3000" draw:points="7000,3000 0,3000 0,0 7000,0">
            <text:p/>
          </draw:polygon>
          <draw:path draw:style-name="gr8" draw:text-style-name="P2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4cm" svg:viewBox="0 0 7000 3000" draw:points="7000,3000 0,3000 0,0 7000,0">
            <text:p/>
          </draw:polygon>
          <draw:path draw:style-name="gr8" draw:text-style-name="P2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7.9cm" svg:viewBox="0 0 7000 3000" draw:points="7000,3000 0,3000 0,0 7000,0">
            <text:p/>
          </draw:polygon>
          <draw:path draw:style-name="gr8" draw:text-style-name="P2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9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9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2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25" draw:text-style-name="P4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62cm" svg:height="42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9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22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22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2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path draw:style-name="gr47" draw:text-style-name="P24" draw:layer="layout" svg:width="3.5cm" svg:height="1.75cm" svg:x="118.5cm" svg:y="36.625cm" svg:viewBox="0 0 3501 1751" svg:d="M3501 1751h-3501l1751-1751zM3501 1751zM0 1751z">
          <text:p/>
        </draw:path>
        <draw:g>
          <draw:custom-shape draw:style-name="gr48" draw:text-style-name="P24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47" draw:text-style-name="P24" draw:layer="layout" svg:width="3.5cm" svg:height="1.75cm" svg:x="124cm" svg:y="36.084cm" svg:viewBox="0 0 3501 1751" svg:d="M3501 1751h-3501l1751-1751zM3501 1751zM0 1751z">
            <text:p/>
          </draw:path>
        </draw:g>
        <draw:custom-shape draw:style-name="gr22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роигрыватель" draw:style-name="dp2" draw:master-page-name="Обычный">
        <draw:custom-shape draw:style-name="gr55" draw:text-style-name="P25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7.72cm" svg:height="10.754cm" svg:x="80.5cm" svg:y="60.245cm" svg:viewBox="0 0 7721 10755" svg:d="M0 0c801 168 1637 255 2500 255 862 0 1696-87 2496-254l2725 10170c-1664 384-3412 584-5221 584-848 0-1682-44-2500-131z">
          <text:p/>
        </draw:path>
        <draw:path draw:style-name="gr2" draw:text-style-name="P1" draw:layer="layout" svg:width="20.072cm" svg:height="11.499cm" svg:x="53cm" svg:y="52.5cm" svg:viewBox="0 0 20073 11500" svg:d="M0 11500v-11500h19009c262 868 620 1688 1064 2447z">
          <text:p/>
        </draw:path>
        <draw:path draw:style-name="gr2" draw:text-style-name="P1" draw:layer="layout" svg:width="10.754cm" svg:height="7.719cm" svg:x="61cm" svg:y="43.78cm" svg:viewBox="0 0 10755 7720" svg:d="M133 7720c-89-818-133-1652-133-2500 0-1809 200-3556 583-5220l10171 2725c-167 799-254 1634-254 2495 0 863 87 1699 255 2500z">
          <text:p/>
        </draw:path>
        <draw:path draw:style-name="gr2" draw:text-style-name="P1" draw:layer="layout" svg:width="10.917cm" svg:height="7.163cm" svg:x="61.827cm" svg:y="38.371cm" svg:viewBox="0 0 10918 7164" svg:d="M0 4438c431-1564 1024-3050 1763-4438l9155 5286c-302 594-552 1222-746 1878z">
          <text:p/>
        </draw:path>
        <draw:path draw:style-name="gr2" draw:text-style-name="P1" draw:layer="layout" svg:width="12.702cm" svg:height="12.702cm" svg:x="64.082cm" svg:y="30.082cm" svg:viewBox="0 0 12703 12703" svg:d="M0 7418c1813-3062 4356-5605 7418-7418l5285 9152c-1442 897-2654 2109-3551 3551z">
          <text:p/>
        </draw:path>
        <draw:path draw:style-name="gr2" draw:text-style-name="P1" draw:layer="layout" svg:width="7.163cm" svg:height="10.917cm" svg:x="72.371cm" svg:y="27.827cm" svg:viewBox="0 0 7164 10918" svg:d="M7164 10172c-656 194-1284 444-1878 746l-5286-9155c1388-739 2874-1332 4438-1763z">
          <text:p/>
        </draw:path>
        <draw:path draw:style-name="gr2" draw:text-style-name="P1" draw:layer="layout" svg:width="10.44cm" svg:height="10.753cm" svg:x="77.78cm" svg:y="27cm" svg:viewBox="0 0 10441 10754" svg:d="M0 583c1664-383 3411-583 5220-583s3557 200 5221 584l-2725 10170c-800-167-1634-254-2496-254-861 0-1696 87-2495 254z">
          <text:p/>
        </draw:path>
        <draw:path draw:style-name="gr2" draw:text-style-name="P1" draw:layer="layout" svg:width="11.852cm" svg:height="12.631cm" svg:x="86.465cm" svg:y="57.541cm" svg:viewBox="0 0 11853 12632" svg:d="M0 2460c1660-494 3142-1341 4368-2460l7485 7486c-2512 2398-5621 4179-9127 5146z">
          <text:p/>
        </draw:path>
        <draw:path draw:style-name="gr2" draw:text-style-name="P1" draw:layer="layout" svg:width="12.632cm" svg:height="11.852cm" svg:x="91.54cm" svg:y="52.466cm" svg:viewBox="0 0 12633 11853" svg:d="M0 4368c1120-1226 1967-2708 2461-4368l10172 2726c-967 3506-2749 6615-5148 9127z">
          <text:p/>
        </draw:path>
        <draw:path draw:style-name="gr2" draw:text-style-name="P1" draw:layer="layout" svg:width="10.753cm" svg:height="10.442cm" svg:x="94.246cm" svg:y="43.779cm" svg:viewBox="0 0 10754 10443" svg:d="M0 7717c167-799 254-1634 254-2496s-87-1696-254-2496l10170-2725c384 1664 584 3411 584 5221s-200 3557-584 5222z">
          <text:p/>
        </draw:path>
        <draw:path draw:style-name="gr2" draw:text-style-name="P1" draw:layer="layout" svg:width="12.632cm" svg:height="11.853cm" svg:x="91.54cm" svg:y="33.681cm" svg:viewBox="0 0 12633 11854" svg:d="M2461 11854c-494-1660-1341-3143-2461-4369l7485-7485c2399 2512 4181 5621 5148 9128z">
          <text:p/>
        </draw:path>
        <draw:path draw:style-name="gr2" draw:text-style-name="P1" draw:layer="layout" svg:width="11.852cm" svg:height="12.631cm" svg:x="86.465cm" svg:y="27.827cm" svg:viewBox="0 0 11853 12632" svg:d="M4368 12632c-1226-1119-2708-1966-4368-2460l2726-10172c3506 967 6615 2749 9127 5147z">
          <text:p/>
        </draw:path>
        <draw:path draw:style-name="gr2" draw:text-style-name="P1" draw:layer="layout" svg:width="23.361cm" svg:height="15.276cm" svg:x="53cm" svg:y="55.723cm" svg:viewBox="0 0 23362 15277" svg:d="M0 15277v-6000l20571-9277c758 1082 1701 2018 2791 2766l-5362 12511z">
          <text:p/>
        </draw:path>
        <draw:path draw:style-name="gr2" draw:text-style-name="P1" draw:layer="layout" svg:width="7.499cm" svg:height="12.015cm" svg:x="72cm" svg:y="58.984cm" svg:viewBox="0 0 7500 12016" svg:d="M0 12016l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2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2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8" draw:text-style-name="P2" draw:layer="layout" svg:width="6.999cm" svg:height="2.999cm" svg:x="21cm" svg:y="14cm" svg:viewBox="0 0 7000 3000" draw:points="7000,3000 0,3000 0,0 7000,0">
            <text:p/>
          </draw:polygon>
          <draw:path draw:style-name="gr8" draw:text-style-name="P2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17.9cm" svg:viewBox="0 0 7000 3000" draw:points="7000,3000 0,3000 0,0 7000,0">
            <text:p/>
          </draw:polygon>
          <draw:path draw:style-name="gr8" draw:text-style-name="P2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2cm" svg:viewBox="0 0 7000 3000" draw:points="7000,3000 0,3000 0,0 7000,0">
            <text:p/>
          </draw:polygon>
          <draw:path draw:style-name="gr8" draw:text-style-name="P2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25.9cm" svg:viewBox="0 0 7000 3000" draw:points="7000,3000 0,3000 0,0 7000,0">
            <text:p/>
          </draw:polygon>
          <draw:path draw:style-name="gr8" draw:text-style-name="P2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0cm" svg:viewBox="0 0 7000 3000" draw:points="7000,3000 0,3000 0,0 7000,0">
            <text:p/>
          </draw:polygon>
          <draw:path draw:style-name="gr8" draw:text-style-name="P2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3.9cm" svg:viewBox="0 0 7000 3000" draw:points="7000,3000 0,3000 0,0 7000,0">
            <text:p/>
          </draw:polygon>
          <draw:path draw:style-name="gr8" draw:text-style-name="P2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38cm" svg:viewBox="0 0 7000 3000" draw:points="7000,3000 0,3000 0,0 7000,0">
            <text:p/>
          </draw:polygon>
          <draw:path draw:style-name="gr8" draw:text-style-name="P2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1.9cm" svg:viewBox="0 0 7000 3000" draw:points="7000,3000 0,3000 0,0 7000,0">
            <text:p/>
          </draw:polygon>
          <draw:path draw:style-name="gr8" draw:text-style-name="P2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6cm" svg:viewBox="0 0 7000 3000" draw:points="7000,3000 0,3000 0,0 7000,0">
            <text:p/>
          </draw:polygon>
          <draw:path draw:style-name="gr8" draw:text-style-name="P2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49.9cm" svg:viewBox="0 0 7000 3000" draw:points="7000,3000 0,3000 0,0 7000,0">
            <text:p/>
          </draw:polygon>
          <draw:path draw:style-name="gr8" draw:text-style-name="P2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4cm" svg:viewBox="0 0 7000 3000" draw:points="7000,3000 0,3000 0,0 7000,0">
            <text:p/>
          </draw:polygon>
          <draw:path draw:style-name="gr8" draw:text-style-name="P2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8" draw:text-style-name="P2" draw:layer="layout" svg:width="6.999cm" svg:height="2.999cm" svg:x="21cm" svg:y="57.9cm" svg:viewBox="0 0 7000 3000" draw:points="7000,3000 0,3000 0,0 7000,0">
            <text:p/>
          </draw:polygon>
          <draw:path draw:style-name="gr8" draw:text-style-name="P2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9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9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9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2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25" draw:text-style-name="P4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8" draw:text-style-name="P2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2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49" draw:text-style-name="P8" draw:layer="layout" svg:width="4.999cm" svg:height="4.999cm" svg:x="80.5cm" svg:y="46.5cm" svg:viewBox="0 0 5000 5000" draw:points="0,5000 5000,5000 5000,0 0,0">
            <text:p/>
          </draw:polygon>
          <draw:polygon draw:style-name="gr2" draw:text-style-name="P1" draw:layer="layout" svg:width="4.999cm" svg:height="4.999cm" svg:x="80.5cm" svg:y="40.5cm" svg:viewBox="0 0 5000 5000" draw:points="5000,0 5000,5000 0,5000 0,0">
            <text:p/>
          </draw:polygon>
          <draw:path draw:style-name="gr2" draw:text-style-name="P1" draw:layer="layout" svg:width="4.999cm" svg:height="1.499cm" svg:x="80.5cm" svg:y="38.5cm" svg:viewBox="0 0 5000 1500" svg:d="M0 1500v-1220c797-184 1633-280 2500-280s1703 96 2500 280v1220z">
            <text:p/>
          </draw:path>
          <draw:path draw:style-name="gr2" draw:text-style-name="P1" draw:layer="layout" svg:width="1.499cm" svg:height="4.999cm" svg:x="92cm" svg:y="46.5cm" svg:viewBox="0 0 1500 5000" svg:d="M0 0h1220c184 797 280 1633 280 2500s-96 1703-280 2500h-1220z">
            <text:p/>
          </draw:path>
          <draw:path draw:style-name="gr2" draw:text-style-name="P1" draw:layer="layout" svg:width="1.499cm" svg:height="4.999cm" svg:x="72.5cm" svg:y="46.5cm" svg:viewBox="0 0 1500 5000" svg:d="M1500 5000h-1220c-184-797-280-1633-280-2500s96-1703 280-2500h1220z">
            <text:p/>
          </draw:path>
          <draw:path draw:style-name="gr2" draw:text-style-name="P1" draw:layer="layout" svg:width="4.999cm" svg:height="1.499cm" svg:x="80.5cm" svg:y="58cm" svg:viewBox="0 0 5000 1500" svg:d="M5000 0v1220c-797 184-1633 280-2500 280s-1703-96-2500-280v-1220z">
            <text:p/>
          </draw:path>
          <draw:path draw:style-name="gr22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22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22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22" draw:text-style-name="P1" draw:layer="layout" svg:width="6.437cm" svg:height="6.437cm" svg:x="86.5cm" svg:y="52.5cm" svg:viewBox="0 0 6438 6438" svg:d="M0 0h6438c-1024 3059-3379 5414-6438 6438z">
            <text:p/>
          </draw:path>
          <draw:polygon draw:style-name="gr2" draw:text-style-name="P1" draw:layer="layout" svg:width="4.999cm" svg:height="4.999cm" svg:x="86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74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80.5cm" svg:y="52.5cm" svg:viewBox="0 0 5000 5000" draw:points="5000,0 5000,5000 0,5000 0,0">
            <text:p/>
          </draw:polygon>
        </draw:g>
        <draw:custom-shape draw:style-name="gr55" draw:text-style-name="P25" draw:layer="layout" svg:width="21cm" svg:height="21cm" svg:x="106cm" svg:y="2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21cm" svg:height="20cm" svg:x="106cm" svg:y="50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2" draw:master-page-name="Обычный">
        <draw:path draw:style-name="gr51" draw:text-style-name="P2" draw:layer="layout" svg:width="11.999cm" svg:height="0.799cm" svg:x="64cm" svg:y="29cm" svg:viewBox="0 0 12000 800" svg:d="M443 0h11113c222 0 444 200 444 400 0 199-222 400-444 400h-11113c-222 0-443-201-443-400 0-200 221-400 443-400z">
          <text:p/>
        </draw:path>
        <draw:custom-shape draw:style-name="gr24" draw:text-style-name="P2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" draw:layer="layout" svg:width="9.999cm" svg:height="2.999cm" svg:x="65cm" svg:y="43cm" svg:viewBox="0 0 10000 3000" svg:d="M6000 3000h-2000v-3000h2000zM6500 0h2000c850 0 1500 650 1500 1500s-650 1500-1500 1500h-2000zM3500 3000h-2000c-850 0-1500-650-1500-1500s650-1500 1500-1500h2000z">
          <text:p/>
        </draw:path>
        <draw:path draw:style-name="gr8" draw:text-style-name="P2" draw:layer="layout" svg:width="9.999cm" svg:height="2.999cm" svg:x="65cm" svg:y="39.5cm" svg:viewBox="0 0 10000 3000" svg:d="M6000 3000h-2000v-3000h2000zM6500 0h2000c850 0 1500 650 1500 1500s-650 1500-1500 1500h-2000zM3500 3000h-2000c-850 0-1500-650-1500-1500s650-1500 1500-1500h2000z">
          <text:p/>
        </draw:path>
        <draw:path draw:style-name="gr8" draw:text-style-name="P2" draw:layer="layout" svg:width="9.999cm" svg:height="2.999cm" svg:x="65cm" svg:y="36cm" svg:viewBox="0 0 10000 3000" svg:d="M6000 3000h-2000v-3000h2000zM6500 0h2000c850 0 1500 650 1500 1500s-650 1500-1500 1500h-2000zM3500 3000h-2000c-850 0-1500-650-1500-1500s650-1500 1500-1500h2000z">
          <text:p/>
        </draw:path>
        <draw:path draw:style-name="gr8" draw:text-style-name="P2" draw:layer="layout" svg:width="9.999cm" svg:height="2.999cm" svg:x="65cm" svg:y="32.5cm" svg:viewBox="0 0 10000 3000" svg:d="M6000 3000h-2000v-3000h2000zM6500 0h2000c850 0 1500 650 1500 1500s-650 1500-1500 1500h-2000zM3500 3000h-2000c-850 0-1500-650-1500-1500s650-1500 1500-1500h2000z">
          <text:p/>
        </draw:path>
        <draw:custom-shape draw:style-name="gr52" draw:text-style-name="P2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2" draw:layer="layout" svg:width="11.999cm" svg:height="4.999cm" svg:x="64cm" svg:y="46.5cm" svg:viewBox="0 0 12000 5000" svg:d="M4655 4000c351 312 818 498 1344 498s993-186 1343-498h4658v166c0 417-417 834-834 834h-10333c-417 0-833-417-833-834v-166zM7345 1000c-351-314-820-500-1346-500s-996 186-1347 500h-4652v-167c0-417 416-833 833-833h10333c417 0 834 416 834 833v167z">
          <text:p/>
        </draw:path>
        <draw:custom-shape draw:style-name="gr24" draw:text-style-name="P2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24" draw:text-style-name="P2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24" draw:text-style-name="P2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24" draw:text-style-name="P2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51" draw:text-style-name="P2" draw:layer="layout" svg:width="9.532cm" svg:height="0.399cm" svg:x="65.233cm" svg:y="31.6cm" svg:viewBox="0 0 9533 400" draw:points="9533,0 9267,400 267,400 0,0">
          <text:p/>
        </draw:polygon>
        <draw:polygon draw:style-name="gr51" draw:text-style-name="P2" draw:layer="layout" svg:width="11.666cm" svg:height="0.799cm" svg:x="64.167cm" svg:y="30cm" svg:viewBox="0 0 11667 800" draw:points="533,800 0,0 11667,0 11134,800">
          <text:p/>
        </draw:polygon>
        <draw:polygon draw:style-name="gr51" draw:text-style-name="P2" draw:layer="layout" svg:width="10.332cm" svg:height="0.399cm" svg:x="64.833cm" svg:y="31cm" svg:viewBox="0 0 10333 400" draw:points="266,400 0,0 10333,0 10067,400">
          <text:p/>
        </draw:polygon>
        <draw:path draw:style-name="gr8" draw:text-style-name="P2" draw:layer="layout" svg:width="9.999cm" svg:height="2.999cm" svg:x="65cm" svg:y="52cm" svg:viewBox="0 0 10000 3000" svg:d="M6000 0h-2000v3000h2000zM6500 3000h2000c850 0 1500-650 1500-1500s-650-1500-1500-1500h-2000zM3500 0h-2000c-850 0-1500 650-1500 1500s650 1500 1500 1500h2000z">
          <text:p/>
        </draw:path>
        <draw:path draw:style-name="gr8" draw:text-style-name="P2" draw:layer="layout" svg:width="9.999cm" svg:height="2.999cm" svg:x="65cm" svg:y="55.5cm" svg:viewBox="0 0 10000 3000" svg:d="M6000 0h-2000v3000h2000zM6500 3000h2000c850 0 1500-650 1500-1500s-650-1500-1500-1500h-2000zM3500 0h-2000c-850 0-1500 650-1500 1500s650 1500 1500 1500h2000z">
          <text:p/>
        </draw:path>
        <draw:path draw:style-name="gr8" draw:text-style-name="P2" draw:layer="layout" svg:width="9.999cm" svg:height="2.999cm" svg:x="65cm" svg:y="59cm" svg:viewBox="0 0 10000 3000" svg:d="M6000 0h-2000v3000h2000zM6500 3000h2000c850 0 1500-650 1500-1500s-650-1500-1500-1500h-2000zM3500 0h-2000c-850 0-1500 650-1500 1500s650 1500 1500 1500h2000z">
          <text:p/>
        </draw:path>
        <draw:path draw:style-name="gr8" draw:text-style-name="P2" draw:layer="layout" svg:width="9.999cm" svg:height="2.999cm" svg:x="65cm" svg:y="62.5cm" svg:viewBox="0 0 10000 3000" svg:d="M6000 0h-2000v3000h2000zM6500 3000h2000c850 0 1500-650 1500-1500s-650-1500-1500-1500h-2000zM3500 0h-2000c-850 0-1500 650-1500 1500s650 1500 1500 1500h2000z">
          <text:p/>
        </draw:path>
        <draw:custom-shape draw:style-name="gr52" draw:text-style-name="P2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1" draw:text-style-name="P2" draw:layer="layout" svg:width="11.999cm" svg:height="0.799cm" svg:x="64cm" svg:y="68.2cm" svg:viewBox="0 0 12000 800" svg:d="M443 800h11113c222 0 444-200 444-400 0-199-222-400-444-400h-11113c-222 0-443 201-443 400 0 200 221 400 443 400z">
          <text:p/>
        </draw:path>
        <draw:polygon draw:style-name="gr51" draw:text-style-name="P2" draw:layer="layout" svg:width="9.532cm" svg:height="0.399cm" svg:x="65.233cm" svg:y="66cm" svg:viewBox="0 0 9533 400" draw:points="9533,400 9267,0 267,0 0,400">
          <text:p/>
        </draw:polygon>
        <draw:polygon draw:style-name="gr51" draw:text-style-name="P2" draw:layer="layout" svg:width="11.666cm" svg:height="0.799cm" svg:x="64.167cm" svg:y="67.2cm" svg:viewBox="0 0 11667 800" draw:points="533,0 0,800 11667,800 11134,0">
          <text:p/>
        </draw:polygon>
        <draw:polygon draw:style-name="gr51" draw:text-style-name="P2" draw:layer="layout" svg:width="10.332cm" svg:height="0.399cm" svg:x="64.833cm" svg:y="66.6cm" svg:viewBox="0 0 10333 400" draw:points="266,0 0,400 10333,400 10067,0">
          <text:p/>
        </draw:polygon>
        <draw:path draw:style-name="gr51" draw:text-style-name="P2" draw:layer="layout" svg:width="11.999cm" svg:height="0.799cm" svg:x="80cm" svg:y="29cm" svg:viewBox="0 0 12000 800" svg:d="M443 0h11113c222 0 444 200 444 400 0 199-222 400-444 400h-11113c-222 0-443-201-443-400 0-200 221-400 443-400z">
          <text:p/>
        </draw:path>
        <draw:custom-shape draw:style-name="gr24" draw:text-style-name="P2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53" draw:text-style-name="P2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53" draw:text-style-name="P2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24" draw:text-style-name="P2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24" draw:text-style-name="P2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24" draw:text-style-name="P2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24" draw:text-style-name="P2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51" draw:text-style-name="P2" draw:layer="layout" svg:width="9.532cm" svg:height="0.399cm" svg:x="81.233cm" svg:y="31.6cm" svg:viewBox="0 0 9533 400" draw:points="9533,0 9267,400 267,400 0,0">
          <text:p/>
        </draw:polygon>
        <draw:polygon draw:style-name="gr51" draw:text-style-name="P2" draw:layer="layout" svg:width="11.666cm" svg:height="0.799cm" svg:x="80.167cm" svg:y="30cm" svg:viewBox="0 0 11667 800" draw:points="533,800 0,0 11667,0 11134,800">
          <text:p/>
        </draw:polygon>
        <draw:polygon draw:style-name="gr51" draw:text-style-name="P2" draw:layer="layout" svg:width="10.332cm" svg:height="0.399cm" svg:x="80.833cm" svg:y="31cm" svg:viewBox="0 0 10333 400" draw:points="266,400 0,0 10333,0 10067,400">
          <text:p/>
        </draw:polygon>
        <draw:path draw:style-name="gr51" draw:text-style-name="P2" draw:layer="layout" svg:width="11.999cm" svg:height="0.799cm" svg:x="80cm" svg:y="68.2cm" svg:viewBox="0 0 12000 800" svg:d="M443 800h11113c222 0 444-200 444-400 0-199-222-400-444-400h-11113c-222 0-443 201-443 400 0 200 221 400 443 400z">
          <text:p/>
        </draw:path>
        <draw:polygon draw:style-name="gr51" draw:text-style-name="P2" draw:layer="layout" svg:width="9.532cm" svg:height="0.399cm" svg:x="81.233cm" svg:y="66cm" svg:viewBox="0 0 9533 400" draw:points="9533,400 9267,0 267,0 0,400">
          <text:p/>
        </draw:polygon>
        <draw:polygon draw:style-name="gr51" draw:text-style-name="P2" draw:layer="layout" svg:width="11.666cm" svg:height="0.799cm" svg:x="80.167cm" svg:y="67.2cm" svg:viewBox="0 0 11667 800" draw:points="533,0 0,800 11667,800 11134,0">
          <text:p/>
        </draw:polygon>
        <draw:polygon draw:style-name="gr51" draw:text-style-name="P2" draw:layer="layout" svg:width="10.332cm" svg:height="0.399cm" svg:x="80.833cm" svg:y="66.6cm" svg:viewBox="0 0 10333 400" draw:points="266,0 0,400 10333,400 10067,0">
          <text:p/>
        </draw:polygon>
        <draw:custom-shape draw:style-name="gr24" draw:text-style-name="P2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" draw:layer="layout" svg:width="9.999cm" svg:height="2.999cm" svg:x="100cm" svg:y="43cm" svg:viewBox="0 0 10000 3000" svg:d="M6000 3000h-2000v-3000h2000zM6500 0h2000c850 0 1500 650 1500 1500s-650 1500-1500 1500h-2000zM3500 3000h-2000c-850 0-1500-650-1500-1500s650-1500 1500-1500h2000z">
          <text:p/>
        </draw:path>
        <draw:path draw:style-name="gr8" draw:text-style-name="P2" draw:layer="layout" svg:width="9.999cm" svg:height="2.999cm" svg:x="100cm" svg:y="39.5cm" svg:viewBox="0 0 10000 3000" svg:d="M6000 3000h-2000v-3000h2000zM6500 0h2000c850 0 1500 650 1500 1500s-650 1500-1500 1500h-2000zM3500 3000h-2000c-850 0-1500-650-1500-1500s650-1500 1500-1500h2000z">
          <text:p/>
        </draw:path>
        <draw:path draw:style-name="gr8" draw:text-style-name="P2" draw:layer="layout" svg:width="9.999cm" svg:height="2.999cm" svg:x="100cm" svg:y="36cm" svg:viewBox="0 0 10000 3000" svg:d="M6000 3000h-2000v-3000h2000zM6500 0h2000c850 0 1500 650 1500 1500s-650 1500-1500 1500h-2000zM3500 3000h-2000c-850 0-1500-650-1500-1500s650-1500 1500-1500h2000z">
          <text:p/>
        </draw:path>
        <draw:path draw:style-name="gr8" draw:text-style-name="P2" draw:layer="layout" svg:width="9.999cm" svg:height="2.999cm" svg:x="100cm" svg:y="32.5cm" svg:viewBox="0 0 10000 3000" svg:d="M6000 3000h-2000v-3000h2000zM6500 0h2000c850 0 1500 650 1500 1500s-650 1500-1500 1500h-2000zM3500 3000h-2000c-850 0-1500-650-1500-1500s650-1500 1500-1500h2000z">
          <text:p/>
        </draw:path>
        <draw:custom-shape draw:style-name="gr52" draw:text-style-name="P2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2" draw:layer="layout" svg:width="9.999cm" svg:height="2.999cm" svg:x="100cm" svg:y="52cm" svg:viewBox="0 0 10000 3000" svg:d="M6000 0h-2000v3000h2000zM6500 3000h2000c850 0 1500-650 1500-1500s-650-1500-1500-1500h-2000zM3500 0h-2000c-850 0-1500 650-1500 1500s650 1500 1500 1500h2000z">
          <text:p/>
        </draw:path>
        <draw:path draw:style-name="gr8" draw:text-style-name="P2" draw:layer="layout" svg:width="9.999cm" svg:height="2.999cm" svg:x="100cm" svg:y="55.5cm" svg:viewBox="0 0 10000 3000" svg:d="M6000 0h-2000v3000h2000zM6500 3000h2000c850 0 1500-650 1500-1500s-650-1500-1500-1500h-2000zM3500 0h-2000c-850 0-1500 650-1500 1500s650 1500 1500 1500h2000z">
          <text:p/>
        </draw:path>
        <draw:path draw:style-name="gr8" draw:text-style-name="P2" draw:layer="layout" svg:width="9.999cm" svg:height="2.999cm" svg:x="100cm" svg:y="59cm" svg:viewBox="0 0 10000 3000" svg:d="M6000 0h-2000v3000h2000zM6500 3000h2000c850 0 1500-650 1500-1500s-650-1500-1500-1500h-2000zM3500 0h-2000c-850 0-1500 650-1500 1500s650 1500 1500 1500h2000z">
          <text:p/>
        </draw:path>
        <draw:path draw:style-name="gr8" draw:text-style-name="P2" draw:layer="layout" svg:width="9.999cm" svg:height="2.999cm" svg:x="100cm" svg:y="62.5cm" svg:viewBox="0 0 10000 3000" svg:d="M6000 0h-2000v3000h2000zM6500 3000h2000c850 0 1500-650 1500-1500s-650-1500-1500-1500h-2000zM3500 0h-2000c-850 0-1500 650-1500 1500s650 1500 1500 1500h2000z">
          <text:p/>
        </draw:path>
        <draw:custom-shape draw:style-name="gr52" draw:text-style-name="P2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53" draw:text-style-name="P2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53" draw:text-style-name="P2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24" draw:text-style-name="P2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24" draw:text-style-name="P2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24" draw:text-style-name="P2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24" draw:text-style-name="P2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51" draw:text-style-name="P2" draw:layer="layout" svg:width="11.999cm" svg:height="0.799cm" svg:x="0cm" svg:y="10cm" svg:viewBox="0 0 12000 800" svg:d="M443 0h11113c222 0 444 200 444 400 0 199-222 400-444 400h-11113c-222 0-443-201-443-400 0-200 221-400 443-400z">
          <text:p/>
        </draw:path>
        <draw:custom-shape draw:style-name="gr24" draw:text-style-name="P2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53" draw:text-style-name="P2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53" draw:text-style-name="P2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24" draw:text-style-name="P2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24" draw:text-style-name="P2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24" draw:text-style-name="P2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24" draw:text-style-name="P2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51" draw:text-style-name="P2" draw:layer="layout" svg:width="9.532cm" svg:height="0.399cm" svg:x="1.233cm" svg:y="12.6cm" svg:viewBox="0 0 9533 400" draw:points="9533,0 9267,400 267,400 0,0">
          <text:p/>
        </draw:polygon>
        <draw:polygon draw:style-name="gr51" draw:text-style-name="P2" draw:layer="layout" svg:width="11.666cm" svg:height="0.799cm" svg:x="0.167cm" svg:y="11cm" svg:viewBox="0 0 11667 800" draw:points="533,800 0,0 11667,0 11134,800">
          <text:p/>
        </draw:polygon>
        <draw:polygon draw:style-name="gr51" draw:text-style-name="P2" draw:layer="layout" svg:width="10.332cm" svg:height="0.399cm" svg:x="0.833cm" svg:y="12cm" svg:viewBox="0 0 10333 400" draw:points="266,400 0,0 10333,0 10067,400">
          <text:p/>
        </draw:polygon>
        <draw:path draw:style-name="gr51" draw:text-style-name="P2" draw:layer="layout" svg:width="11.999cm" svg:height="0.799cm" svg:x="0cm" svg:y="49.2cm" svg:viewBox="0 0 12000 800" svg:d="M443 800h11113c222 0 444-200 444-400 0-199-222-400-444-400h-11113c-222 0-443 201-443 400 0 200 221 400 443 400z">
          <text:p/>
        </draw:path>
        <draw:polygon draw:style-name="gr51" draw:text-style-name="P2" draw:layer="layout" svg:width="9.532cm" svg:height="0.399cm" svg:x="1.233cm" svg:y="47cm" svg:viewBox="0 0 9533 400" draw:points="9533,400 9267,0 267,0 0,400">
          <text:p/>
        </draw:polygon>
        <draw:polygon draw:style-name="gr51" draw:text-style-name="P2" draw:layer="layout" svg:width="11.666cm" svg:height="0.799cm" svg:x="0.167cm" svg:y="48.2cm" svg:viewBox="0 0 11667 800" draw:points="533,0 0,800 11667,800 11134,0">
          <text:p/>
        </draw:polygon>
        <draw:polygon draw:style-name="gr51" draw:text-style-name="P2" draw:layer="layout" svg:width="10.332cm" svg:height="0.399cm" svg:x="0.833cm" svg:y="47.6cm" svg:viewBox="0 0 10333 400" draw:points="266,0 0,400 10333,400 10067,0">
          <text:p/>
        </draw:polygon>
        <draw:custom-shape draw:style-name="gr24" draw:text-style-name="P2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" draw:layer="layout" svg:width="9.999cm" svg:height="2.999cm" svg:x="1cm" svg:y="24cm" svg:viewBox="0 0 10000 3000" svg:d="M6000 3000h-2000v-3000h2000zM6500 0h2000c850 0 1500 650 1500 1500s-650 1500-1500 1500h-2000zM3500 3000h-2000c-850 0-1500-650-1500-1500s650-1500 1500-1500h2000z">
          <text:p/>
        </draw:path>
        <draw:path draw:style-name="gr8" draw:text-style-name="P2" draw:layer="layout" svg:width="9.999cm" svg:height="2.999cm" svg:x="1cm" svg:y="20.5cm" svg:viewBox="0 0 10000 3000" svg:d="M6000 3000h-2000v-3000h2000zM6500 0h2000c850 0 1500 650 1500 1500s-650 1500-1500 1500h-2000zM3500 3000h-2000c-850 0-1500-650-1500-1500s650-1500 1500-1500h2000z">
          <text:p/>
        </draw:path>
        <draw:path draw:style-name="gr8" draw:text-style-name="P2" draw:layer="layout" svg:width="9.999cm" svg:height="2.999cm" svg:x="1cm" svg:y="17cm" svg:viewBox="0 0 10000 3000" svg:d="M6000 3000h-2000v-3000h2000zM6500 0h2000c850 0 1500 650 1500 1500s-650 1500-1500 1500h-2000zM3500 3000h-2000c-850 0-1500-650-1500-1500s650-1500 1500-1500h2000z">
          <text:p/>
        </draw:path>
        <draw:path draw:style-name="gr8" draw:text-style-name="P2" draw:layer="layout" svg:width="9.999cm" svg:height="2.999cm" svg:x="1cm" svg:y="13.5cm" svg:viewBox="0 0 10000 3000" svg:d="M6000 3000h-2000v-3000h2000zM6500 0h2000c850 0 1500 650 1500 1500s-650 1500-1500 1500h-2000zM3500 3000h-2000c-850 0-1500-650-1500-1500s650-1500 1500-1500h2000z">
          <text:p/>
        </draw:path>
        <draw:custom-shape draw:style-name="gr52" draw:text-style-name="P2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2cm" fo:page-height="10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7-11-14T22:58:13.157000000</dc:date>
    <meta:editing-duration>P4DT9H50M56S</meta:editing-duration>
    <meta:editing-cycles>453</meta:editing-cycles>
    <meta:generator>LibreOffice/5.2.3.3$Windows_X86_64 LibreOffice_project/d54a8868f08a7b39642414cf2c8ef2f228f780cf</meta:generator>
    <meta:document-statistic meta:object-count="1138"/>
  </office:meta>
</office:document-meta>
</file>